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0b4a" officeooo:paragraph-rsid="00110b4a"/>
    </style:style>
    <style:style style:name="P2" style:family="paragraph" style:parent-style-name="Standard">
      <style:text-properties fo:font-style="italic" fo:font-weight="bold" officeooo:rsid="00110b4a" officeooo:paragraph-rsid="00110b4a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officeooo:rsid="00110b4a" officeooo:paragraph-rsid="00110b4a"/>
    </style:style>
    <style:style style:name="T1" style:family="text">
      <style:text-properties officeooo:rsid="00113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breOffice Test Document</text:h>
      <text:p text:style-name="P1"/>
      <text:p text:style-name="P1">This is a simple Test Document with some content and a table</text:p>
      <text:p text:style-name="P1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">Col1</text:p>
          </table:table-cell>
          <table:table-cell table:style-name="Tabelle1.A1" office:value-type="string">
            <text:p text:style-name="P3">Col2</text:p>
          </table:table-cell>
          <table:table-cell table:style-name="Tabelle1.C1" office:value-type="string">
            <text:p text:style-name="P3">Col3</text:p>
          </table:table-cell>
        </table:table-row>
        <table:table-row>
          <table:table-cell table:style-name="Tabelle1.A2" office:value-type="string">
            <text:p text:style-name="P3">a</text:p>
          </table:table-cell>
          <table:table-cell table:style-name="Tabelle1.A2" office:value-type="string">
            <text:p text:style-name="P3">b</text:p>
          </table:table-cell>
          <table:table-cell table:style-name="Tabelle1.C2" office:value-type="string">
            <text:p text:style-name="P3">c</text:p>
          </table:table-cell>
        </table:table-row>
      </table:table>
      <text:p text:style-name="P1"/>
      <text:p text:style-name="P1"/>
      <text:p text:style-name="P2">End of <text:span text:style-name="T1">Test </text:span>Document 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 Soika</meta:initial-creator>
    <meta:creation-date>2022-11-18T12:30:39.502511474</meta:creation-date>
    <dc:date>2023-06-24T07:13:55.628861272</dc:date>
    <dc:creator>Ralph Soika</dc:creator>
    <meta:editing-duration>PT1M52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1" meta:paragraph-count="9" meta:word-count="26" meta:character-count="124" meta:non-whitespace-character-count="107"/>
  </office:meta>
</office:document-meta>
</file>